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LE_5f_S1" style:display-name="TABLE_S1" style:family="table">
      <style:table-properties style:width="7.041cm" table:align="right"/>
    </style:style>
    <style:style style:name="TABLE_5f_S1.A" style:display-name="TABLE_S1.A" style:family="table-column">
      <style:table-column-properties style:column-width="3.521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22pt" fo:font-weight="bold" style:font-name-asian="Arial1" style:font-size-asian="22pt" style:font-weight-asian="bold" style:font-name-complex="Arial1" style:font-size-complex="22pt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1" fo:font-size="22pt" style:font-name-asian="Arial1" style:font-size-asian="22pt" style:font-name-complex="Arial1" style:font-size-complex="22pt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1.748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5.641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7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19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2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color="#008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ff" fo:font-weight="bold" style:font-weight-asian="bold" style:font-weight-complex="bold"/>
    </style:style>
    <style:style style:name="T4" style:family="text">
      <style:text-properties fo:color="#00ae00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est_01: [TAG_01]</text:p>
      <text:p text:style-name="P13"/>
      <text:p text:style-name="P13">test_02: <text:span text:style-name="T1">[TAG_02]</text:span></text:p>
      <text:p text:style-name="P5"/>
      <text:section text:style-name="Sect1" text:name="SECTION_01">
        <text:p text:style-name="P19"><text:span text:style-name="T4"/></text:p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P9">[NAME]</text:p>
            </table:table-cell>
            <table:table-cell table:style-name="Tabela1.B1" office:value-type="string">
              <text:p text:style-name="P9"><text:span text:style-name="T4">[SID]</text:span></text:p>
            </table:table-cell>
          </table:table-row>
        </table:table>
        <text:p text:style-name="P19"><text:span text:style-name="T4"/></text:p>
        <table:table table:name="TABLE_S1" table:style-name="TABLE_5f_S1">
          <table:table-column table:style-name="TABLE_5f_S1.A" table:number-columns-repeated="2"/>
          <table:table-row>
            <table:table-cell table:style-name="TABLE_5f_S1.A1" table:number-columns-spanned="2" office:value-type="string">
              <text:p text:style-name="P11">NESTED_TABLE</text:p>
            </table:table-cell>
            <table:covered-table-cell/>
          </table:table-row>
          <table:table-row>
            <table:table-cell table:style-name="TABLE_5f_S1.A2" office:value-type="string">
              <text:p text:style-name="P10">[NAME1]</text:p>
            </table:table-cell>
            <table:table-cell table:style-name="TABLE_5f_S1.B2" office:value-type="string">
              <text:p text:style-name="P10">[INV]</text:p>
            </table:table-cell>
          </table:table-row>
        </table:table>
        <text:p text:style-name="P19"><text:span text:style-name="T4"/></text:p>
        <text:p text:style-name="P20">__________ <text:s text:c="2"/>__________________</text:p>
      </text:section>
      <text:p text:style-name="P6"/>
      <text:p text:style-name="P4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5T17:30:13.79</meta:creation-date>
    <dc:date>2009-12-10T16:47:40</dc:date>
    <meta:editing-duration>PT24H57M07S</meta:editing-duration>
    <meta:editing-cycles>15</meta:editing-cycles>
    <meta:generator>BrOffice.org/3.1$Unix OpenOffice.org_project/310m11$Build-9399</meta:generator>
    <dc:creator>sandro duarte</dc:creator>
    <meta:document-statistic meta:table-count="2" meta:image-count="0" meta:object-count="0" meta:page-count="1" meta:paragraph-count="9" meta:word-count="12" meta:character-count="115"/>
  </office:meta>
</office:document-meta>
</file>